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tPeeves</text:p>
      <text:p text:style-name="Standard"/>
      <text:p text:style-name="Standard">Kamilah:</text:p>
      <text:p text:style-name="Standard">pair-programming – no instructor role</text:p>
      <text:p text:style-name="Standard">step to get caught up in the material first</text:p>
      <text:p text:style-name="Standard"/>
      <text:p text:style-name="Standard">Learning style: Organization first</text:p>
      <text:p text:style-name="Standard">List left-to-do: made a key. Test that are open test that are blocked.</text:p>
      <text:p text:style-name="Standard"/>
      <text:p text:style-name="Standard"/>
      <text:p text:style-name="Standard">Kate:</text:p>
      <text:p text:style-name="Standard">petPeeves: too fast paced. Making sure on speed.</text:p>
      <text:p text:style-name="Standard">Pair-programming – loves it for learning style.</text:p>
      <text:p text:style-name="Standard">Organization first.</text:p>
      <text:p text:style-name="Standard">Hasn't done sessions.</text:p>
      <text:p text:style-name="Standard"/>
      <text:p text:style-name="Standard">Communication!</text:p>
      <text:p text:style-name="Standard"/>
      <text:p text:style-name="Standard">* Front-end kamilah and I</text:p>
      <text:p text:style-name="Standard"/>
      <text:p text:style-name="Standard">users signin and out with Omni Auth </text:p>
      <text:p text:style-name="Standard">omni auth for Twitter gem</text:p>
      <text:p text:style-name="Standard"><text:a xlink:type="simple" xlink:href="https://github.com/arunagw/omniauth-twitter" text:style-name="Internet_20_link" text:visited-style-name="Visited_20_Internet_20_Link">https://github.com/arunagw/omniauth-twitter</text:a><text:a xlink:type="simple" xlink:href="https://github.com/beanieboi/omniauth-vimeo" text:style-name="Internet_20_link" text:visited-style-name="Visited_20_Internet_20_Link">https://github.com/beanieboi/omniauth-vimeo</text:a></text:p>
      <text:p text:style-name="Standard"/>
      <text:p text:style-name="Standard">omni auth for Vimeo gem</text:p>
      <text:p text:style-name="Standard"><text:a xlink:type="simple" xlink:href="https://github.com/beanieboi/omniauth-vimeo" text:style-name="Internet_20_link" text:visited-style-name="Visited_20_Internet_20_Link"/></text:p>
      <text:p text:style-name="Standard"/>
      <text:p text:style-name="Standard">rspec </text:p>
      <text:p text:style-name="Standard">better-errors</text:p>
      <text:p text:style-name="Standard">bootstrap</text:p>
      <text:p text:style-name="Standard"/>
      <text:p text:style-name="Standard"/>
      <text:p text:style-name="Standard">API query</text:p>
      <text:p text:style-name="Standard">iterate data API give you</text:p>
      <text:p text:style-name="Standard"/>
      <text:p text:style-name="Standard">separate class for APIs. </text:p>
      <text:p text:style-name="Standard"/>
      <text:p text:style-name="Standard">User model</text:p>
      <text:p text:style-name="Standard">caching info </text:p>
      <text:p text:style-name="Standard"/>
      <text:p text:style-name="Standard"/>
      <text:p text:style-name="Standard">with a users login session links to twitter and vimeo feeds </text:p>
      <text:p text:style-name="Standard"/>
      <text:p text:style-name="Standard">Home page - </text:p>
      <text:p text:style-name="Standard">company name</text:p>
      <text:p text:style-name="Standard">social media icon of vimeo and twitter</text:p>
      <text:p text:style-name="Standard">click to login to authorize </text:p>
      <text:p text:style-name="Standard">after authorize redirect home page</text:p>
      <text:p text:style-name="Standard">home page:</text:p>
      <text:p text:style-name="Standard"><text:soft-page-break/>show feed for specified social media choosen. </text:p>
      <text:p text:style-name="Standard"/>
      <text:p text:style-name="Standard">users model </text:p>
      <text:p text:style-name="Standard"/>
      <text:p text:style-name="Standard">Minimal Design:</text:p>
      <text:p text:style-name="Standard">PacMan</text:p>
      <text:p text:style-name="Standard">APEYE</text:p>
      <text:p text:style-name="Standard">Aggasaurus</text:p>
      <text:p text:style-name="Standard">FeedMe – Pacman </text:p>
      <text:p text:style-name="Standard"/>
      <text:p text:style-name="Standard">Nav</text:p>
      <text:p text:style-name="Standard"/>
      <text:p text:style-name="Standard"/>
      <text:p text:style-name="Standard"/>
      <text:p text:style-name="Standard"/>
      <text:p text:style-name="P1">FireBrick</text:p>
      <text:p text:style-name="P1"/>
      <text:p text:style-name="P2">one stop shop for social media feeds</text:p>
      <text:p text:style-name="P2"/>
      <text:p text:style-name="P2">Project Manager to oversee buildout:</text:p>
      <text:p text:style-name="P2"/>
      <text:p text:style-name="Standard">Stories the skeleton of app</text:p>
      <text:p text:style-name="Standard"/>
      <text:p text:style-name="Standard">December 1<text:span text:style-name="T1">st</text:span> due date</text:p>
      <text:p text:style-name="Standard"/>
      <text:p text:style-name="Standard">thursday-friday client meeting</text:p>
      <text:p text:style-name="Standard">stories that are finished or delivered state.</text:p>
      <text:p text:style-name="Standard"/>
      <text:p text:style-name="Standard">PM is responsible to delivering story.</text:p>
      <text:p text:style-name="Standard">One laptop with everything running. </text:p>
      <text:p text:style-name="Standard"/>
      <text:p text:style-name="Standard">A single feed in chronological order.</text:p>
      <text:p text:style-name="Standard">First sign up don't need to pull up timeline.</text:p>
      <text:p text:style-name="Standard"/>
      <text:p text:style-name="Standard">Sign in and authorize with other social media.</text:p>
      <text:p text:style-name="Standard"/>
      <text:p text:style-name="Standard"/>
      <text:p text:style-name="Standard">Homepage </text:p>
      <text:p text:style-name="Standard">- Sign up link(twitter, vimeo)</text:p>
      <text:list xml:id="list6106226363242475755" text:style-name="L1">
        <text:list-item>
          <text:list>
            <text:list-item>
              <text:p text:style-name="P3">redirected to an OmniAuth sign up page</text:p>
            </text:list-item>
          </text:list>
        </text:list-item>
      </text:list>
      <text:list xml:id="list2547402278886401012" text:style-name="L2">
        <text:list-item>
          <text:list>
            <text:list-item>
              <text:p text:style-name="P4">enter (name, email address)</text:p>
            </text:list-item>
          </text:list>
        </text:list-item>
      </text:list>
      <text:p text:style-name="Standard">redirect homepage</text:p>
      <text:p text:style-name="Standard"/>
      <text:p text:style-name="Standard">signed in with sign out optio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hy Lepe</meta:initial-creator>
    <meta:creation-date>2014-11-17T14:10:44</meta:creation-date>
    <meta:document-statistic meta:table-count="0" meta:image-count="0" meta:object-count="0" meta:page-count="2" meta:paragraph-count="58" meta:word-count="242" meta:character-count="1526"/>
    <dc:date>2014-11-17T17:31:26</dc:date>
    <dc:creator>Kathy Lepe</dc:creator>
    <meta:editing-duration>PT33M44S</meta:editing-duration>
    <meta:editing-cycles>1</meta:editing-cycles>
    <meta:generator>OpenOffice/4.1.1$Unix OpenOffice.org_project/411m6$Build-9775</meta:generator>
  </office:meta>
</office:document-meta>
</file>